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automatic-styles/>
  <office:body>
    <office:spreadsheet>
      <table:table table:name="🗂 INDEX">
        <table:table-row>
          <table:table-cell office:value-type="string" office:string-value="Sheet">
            <text:p>Sheet</text:p>
          </table:table-cell>
          <table:table-cell office:value-type="string" office:string-value="Domain">
            <text:p>Domain</text:p>
          </table:table-cell>
          <table:table-cell office:value-type="string" office:string-value="Purpose">
            <text:p>Purpose</text:p>
          </table:table-cell>
          <table:table-cell office:value-type="string" office:string-value="Key Columns">
            <text:p>Key Columns</text:p>
          </table:table-cell>
        </table:table-row>
        <table:table-row>
          <table:table-cell office:value-type="string" office:string-value="👤 Identity">
            <text:p>👤 Identity</text:p>
          </table:table-cell>
          <table:table-cell office:value-type="string" office:string-value="Who the user is">
            <text:p>Who the user is</text:p>
          </table:table-cell>
          <table:table-cell office:value-type="string" office:string-value="Core identity">
            <text:p>Core identity</text:p>
          </table:table-cell>
          <table:table-cell office:value-type="string" office:string-value="Attribute · Value · Last Updated">
            <text:p>Attribute · Value · Last Updated</text:p>
          </table:table-cell>
        </table:table-row>
        <table:table-row>
          <table:table-cell office:value-type="string" office:string-value="🎯 Goals">
            <text:p>🎯 Goals</text:p>
          </table:table-cell>
          <table:table-cell office:value-type="string" office:string-value="What they want">
            <text:p>What they want</text:p>
          </table:table-cell>
          <table:table-cell office:value-type="string" office:string-value="Long/short-term aims">
            <text:p>Long/short-term aims</text:p>
          </table:table-cell>
          <table:table-cell office:value-type="string" office:string-value="Goal · Type · Priority · Status">
            <text:p>Goal · Type · Priority · Status</text:p>
          </table:table-cell>
        </table:table-row>
        <table:table-row>
          <table:table-cell office:value-type="string" office:string-value="🚀 Projects">
            <text:p>🚀 Projects</text:p>
          </table:table-cell>
          <table:table-cell office:value-type="string" office:string-value="Active work">
            <text:p>Active work</text:p>
          </table:table-cell>
          <table:table-cell office:value-type="string" office:string-value="Work in progress">
            <text:p>Work in progress</text:p>
          </table:table-cell>
          <table:table-cell office:value-type="string" office:string-value="Project · Status · Priority · Next Step">
            <text:p>Project · Status · Priority · Next Step</text:p>
          </table:table-cell>
        </table:table-row>
        <table:table-row>
          <table:table-cell office:value-type="string" office:string-value="👥 People">
            <text:p>👥 People</text:p>
          </table:table-cell>
          <table:table-cell office:value-type="string" office:string-value="Their world">
            <text:p>Their world</text:p>
          </table:table-cell>
          <table:table-cell office:value-type="string" office:string-value="Relationships">
            <text:p>Relationships</text:p>
          </table:table-cell>
          <table:table-cell office:value-type="string" office:string-value="Name · Relationship · Context · Sentiment">
            <text:p>Name · Relationship · Context · Sentiment</text:p>
          </table:table-cell>
        </table:table-row>
        <table:table-row>
          <table:table-cell office:value-type="string" office:string-value="💡 Preferences">
            <text:p>💡 Preferences</text:p>
          </table:table-cell>
          <table:table-cell office:value-type="string" office:string-value="Taste and style">
            <text:p>Taste and style</text:p>
          </table:table-cell>
          <table:table-cell office:value-type="string" office:string-value="Habits and preferences">
            <text:p>Habits and preferences</text:p>
          </table:table-cell>
          <table:table-cell office:value-type="string" office:string-value="Category · Preference · Strength">
            <text:p>Category · Preference · Strength</text:p>
          </table:table-cell>
        </table:table-row>
        <table:table-row>
          <table:table-cell office:value-type="string" office:string-value="🧠 Beliefs">
            <text:p>🧠 Beliefs</text:p>
          </table:table-cell>
          <table:table-cell office:value-type="string" office:string-value="What they think">
            <text:p>What they think</text:p>
          </table:table-cell>
          <table:table-cell office:value-type="string" office:string-value="Values and worldview">
            <text:p>Values and worldview</text:p>
          </table:table-cell>
          <table:table-cell office:value-type="string" office:string-value="Topic · Position · Confidence">
            <text:p>Topic · Position · Confidence</text:p>
          </table:table-cell>
        </table:table-row>
        <table:table-row>
          <table:table-cell office:value-type="string" office:string-value="✅ Tasks">
            <text:p>✅ Tasks</text:p>
          </table:table-cell>
          <table:table-cell office:value-type="string" office:string-value="What to do">
            <text:p>What to do</text:p>
          </table:table-cell>
          <table:table-cell office:value-type="string" office:string-value="Action items">
            <text:p>Action items</text:p>
          </table:table-cell>
          <table:table-cell office:value-type="string" office:string-value="Task · Project · Priority · Status">
            <text:p>Task · Project · Priority · Status</text:p>
          </table:table-cell>
        </table:table-row>
        <table:table-row>
          <table:table-cell office:value-type="string" office:string-value="🔓 Open Loops">
            <text:p>🔓 Open Loops</text:p>
          </table:table-cell>
          <table:table-cell office:value-type="string" office:string-value="Unresolved threads">
            <text:p>Unresolved threads</text:p>
          </table:table-cell>
          <table:table-cell office:value-type="string" office:string-value="Compaction safety net">
            <text:p>Compaction safety net</text:p>
          </table:table-cell>
          <table:table-cell office:value-type="string" office:string-value="Topic · Context · Priority · Resolved?">
            <text:p>Topic · Context · Priority · Resolved?</text:p>
          </table:table-cell>
        </table:table-row>
        <table:table-row>
          <table:table-cell office:value-type="string" office:string-value="📅 Session Log">
            <text:p>📅 Session Log</text:p>
          </table:table-cell>
          <table:table-cell office:value-type="string" office:string-value="What happened">
            <text:p>What happened</text:p>
          </table:table-cell>
          <table:table-cell office:value-type="string" office:string-value="Per-session summary">
            <text:p>Per-session summary</text:p>
          </table:table-cell>
          <table:table-cell office:value-type="string" office:string-value="Date · Topics · Decisions · Agent">
            <text:p>Date · Topics · Decisions · Agent</text:p>
          </table:table-cell>
        </table:table-row>
        <table:table-row>
          <table:table-cell office:value-type="string" office:string-value="⚙️ Agent Config">
            <text:p>⚙️ Agent Config</text:p>
          </table:table-cell>
          <table:table-cell office:value-type="string" office:string-value="Agent instructions">
            <text:p>Agent instructions</text:p>
          </table:table-cell>
          <table:table-cell office:value-type="string" office:string-value="Per-agent behaviour">
            <text:p>Per-agent behaviour</text:p>
          </table:table-cell>
          <table:table-cell office:value-type="string" office:string-value="Agent · Instruction · Priority · Active">
            <text:p>Agent · Instruction · Priority · Active</text:p>
          </table:table-cell>
        </table:table-row>
        <table:table-row>
          <table:table-cell office:value-type="string" office:string-value="📒 Ledger">
            <text:p>📒 Ledger</text:p>
          </table:table-cell>
          <table:table-cell office:value-type="string" office:string-value="Audit trail">
            <text:p>Audit trail</text:p>
          </table:table-cell>
          <table:table-cell office:value-type="string" office:string-value="All writes — immutable">
            <text:p>All writes — immutable</text:p>
          </table:table-cell>
          <table:table-cell office:value-type="string" office:string-value="Timestamp · Agent · Sheet · Signature">
            <text:p>Timestamp · Agent · Sheet · Signature</text:p>
          </table:table-cell>
        </table:table-row>
      </table:table>
      <table:table table:name="🎯 Goals">
        <table:table-row>
          <table:table-cell office:value-type="string" office:string-value="Goal">
            <text:p>Goal</text:p>
          </table:table-cell>
          <table:table-cell office:value-type="string" office:string-value="Type">
            <text:p>Type</text:p>
          </table:table-cell>
          <table:table-cell office:value-type="string" office:string-value="Priority">
            <text:p>Priority</text:p>
          </table:table-cell>
          <table:table-cell office:value-type="string" office:string-value="Deadline">
            <text:p>Deadline</text:p>
          </table:table-cell>
          <table:table-cell office:value-type="string" office:string-value="Status">
            <text:p>Status</text:p>
          </table:table-cell>
          <table:table-cell office:value-type="string" office:string-value="Last Updated">
            <text:p>Last Updated</text:p>
          </table:table-cell>
          <table:table-cell office:value-type="string" office:string-value="Notes">
            <text:p>Notes</text:p>
          </table:table-cell>
          <table:table-cell office:value-type="string" office:string-value="Confidence">
            <text:p>Confidence</text:p>
          </table:table-cell>
          <table:table-cell office:value-type="string" office:string-value="Source">
            <text:p>Source</text:p>
          </table:table-cell>
        </table:table-row>
      </table:table>
      <table:table table:name="👥 People">
        <table:table-row>
          <table:table-cell office:value-type="string" office:string-value="Name">
            <text:p>Name</text:p>
          </table:table-cell>
          <table:table-cell office:value-type="string" office:string-value="Relationship">
            <text:p>Relationship</text:p>
          </table:table-cell>
          <table:table-cell office:value-type="string" office:string-value="Context">
            <text:p>Context</text:p>
          </table:table-cell>
          <table:table-cell office:value-type="string" office:string-value="Sentiment">
            <text:p>Sentiment</text:p>
          </table:table-cell>
          <table:table-cell office:value-type="string" office:string-value="Last Mentioned">
            <text:p>Last Mentioned</text:p>
          </table:table-cell>
          <table:table-cell office:value-type="string" office:string-value="Notes">
            <text:p>Notes</text:p>
          </table:table-cell>
          <table:table-cell office:value-type="string" office:string-value="Confidence">
            <text:p>Confidence</text:p>
          </table:table-cell>
          <table:table-cell office:value-type="string" office:string-value="Source">
            <text:p>Source</text:p>
          </table:table-cell>
        </table:table-row>
      </table:table>
      <table:table table:name="💡 Preferences">
        <table:table-row>
          <table:table-cell office:value-type="string" office:string-value="Category">
            <text:p>Category</text:p>
          </table:table-cell>
          <table:table-cell office:value-type="string" office:string-value="Preference">
            <text:p>Preference</text:p>
          </table:table-cell>
          <table:table-cell office:value-type="string" office:string-value="Strength">
            <text:p>Strength</text:p>
          </table:table-cell>
          <table:table-cell office:value-type="string" office:string-value="Source">
            <text:p>Source</text:p>
          </table:table-cell>
          <table:table-cell office:value-type="string" office:string-value="Notes">
            <text:p>Notes</text:p>
          </table:table-cell>
          <table:table-cell office:value-type="string" office:string-value="Confidence">
            <text:p>Confidence</text:p>
          </table:table-cell>
          <table:table-cell office:value-type="string" office:string-value="Last Updated">
            <text:p>Last Updated</text:p>
          </table:table-cell>
        </table:table-row>
      </table:table>
      <table:table table:name="🧠 Beliefs">
        <table:table-row>
          <table:table-cell office:value-type="string" office:string-value="Topic">
            <text:p>Topic</text:p>
          </table:table-cell>
          <table:table-cell office:value-type="string" office:string-value="Position">
            <text:p>Position</text:p>
          </table:table-cell>
          <table:table-cell office:value-type="string" office:string-value="Confidence">
            <text:p>Confidence</text:p>
          </table:table-cell>
          <table:table-cell office:value-type="string" office:string-value="Domain">
            <text:p>Domain</text:p>
          </table:table-cell>
          <table:table-cell office:value-type="string" office:string-value="Last Updated">
            <text:p>Last Updated</text:p>
          </table:table-cell>
          <table:table-cell office:value-type="string" office:string-value="Notes">
            <text:p>Notes</text:p>
          </table:table-cell>
          <table:table-cell office:value-type="string" office:string-value="Source">
            <text:p>Source</text:p>
          </table:table-cell>
        </table:table-row>
      </table:table>
      <table:table table:name="⚙️ Agent Config">
        <table:table-row>
          <table:table-cell office:value-type="string" office:string-value="Agent">
            <text:p>Agent</text:p>
          </table:table-cell>
          <table:table-cell office:value-type="string" office:string-value="Instruction">
            <text:p>Instruction</text:p>
          </table:table-cell>
          <table:table-cell office:value-type="string" office:string-value="Priority">
            <text:p>Priority</text:p>
          </table:table-cell>
          <table:table-cell office:value-type="string" office:string-value="Active">
            <text:p>Active</text:p>
          </table:table-cell>
          <table:table-cell office:value-type="string" office:string-value="Notes">
            <text:p>Notes</text:p>
          </table:table-cell>
        </table:table-row>
        <table:table-row>
          <table:table-cell office:value-type="string" office:string-value="ALL">
            <text:p>ALL</text:p>
          </table:table-cell>
          <table:table-cell office:value-type="string" office:string-value="Read Projects + Open Loops at session start">
            <text:p>Read Projects + Open Loops at session start</text:p>
          </table:table-cell>
          <table:table-cell office:value-type="string" office:string-value="Critical">
            <text:p>Critical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LL">
            <text:p>ALL</text:p>
          </table:table-cell>
          <table:table-cell office:value-type="string" office:string-value="Flush open threads to Open Loops before compaction">
            <text:p>Flush open threads to Open Loops before compaction</text:p>
          </table:table-cell>
          <table:table-cell office:value-type="string" office:string-value="Critical">
            <text:p>Critical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LL">
            <text:p>ALL</text:p>
          </table:table-cell>
          <table:table-cell office:value-type="string" office:string-value="Submit writes via LedgerAgent only — no direct writes">
            <text:p>Submit writes via LedgerAgent only — no direct writes</text:p>
          </table:table-cell>
          <table:table-cell office:value-type="string" office:string-value="Critical">
            <text:p>Critical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LL">
            <text:p>ALL</text:p>
          </table:table-cell>
          <table:table-cell office:value-type="string" office:string-value="Write session summary to Session Log at end">
            <text:p>Write session summary to Session Log at end</text:p>
          </table:table-cell>
          <table:table-cell office:value-type="string" office:string-value="High">
            <text:p>High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laude">
            <text:p>Claude</text:p>
          </table:table-cell>
          <table:table-cell office:value-type="string" office:string-value="Match communication style from Preferences sheet">
            <text:p>Match communication style from Preferences sheet</text:p>
          </table:table-cell>
          <table:table-cell office:value-type="string" office:string-value="High">
            <text:p>High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</table:table-row>
      </table:table>
      <table:table table:name="👤 Identity">
        <table:table-row>
          <table:table-cell office:value-type="string" office:string-value="Attribute">
            <text:p>Attribute</text:p>
          </table:table-cell>
          <table:table-cell office:value-type="string" office:string-value="Value">
            <text:p>Value</text:p>
          </table:table-cell>
          <table:table-cell office:value-type="string" office:string-value="Last Updated">
            <text:p>Last Updated</text:p>
          </table:table-cell>
          <table:table-cell office:value-type="string" office:string-value="Notes">
            <text:p>Notes</text:p>
          </table:table-cell>
          <table:table-cell office:value-type="string" office:string-value="Confidence">
            <text:p>Confidence</text:p>
          </table:table-cell>
          <table:table-cell office:value-type="string" office:string-value="Source">
            <text:p>Source</text:p>
          </table:table-cell>
        </table:table-row>
        <table:table-row>
          <table:table-cell office:value-type="string" office:string-value="Full Name">
            <text:p>Full Nam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igh">
            <text:p>High</text:p>
          </table:table-cell>
          <table:table-cell office:value-type="string" office:string-value="User-stated">
            <text:p>User-stated</text:p>
          </table:table-cell>
        </table:table-row>
        <table:table-row>
          <table:table-cell office:value-type="string" office:string-value="Preferred Name">
            <text:p>Preferred Name</text:p>
          </table:table-cell>
          <table:table-cell office:value-type="string" office:string-value="Revanth">
            <text:p>Revanth</text:p>
          </table:table-cell>
          <table:table-cell office:value-type="string" office:string-value="2026-03-15T05:57:19">
            <text:p>2026-03-15T05:57:19</text:p>
          </table:table-cell>
          <table:table-cell office:value-type="string" office:string-value="">
            <text:p/>
          </table:table-cell>
          <table:table-cell office:value-type="string" office:string-value="High">
            <text:p>High</text:p>
          </table:table-cell>
          <table:table-cell office:value-type="string" office:string-value="User-stated">
            <text:p>User-stated</text:p>
          </table:table-cell>
        </table:table-row>
        <table:table-row>
          <table:table-cell office:value-type="string" office:string-value="Location">
            <text:p>Location</text:p>
          </table:table-cell>
          <table:table-cell office:value-type="string" office:string-value="Hyderabad, IN">
            <text:p>Hyderabad, IN</text:p>
          </table:table-cell>
          <table:table-cell office:value-type="string" office:string-value="2026-03-15T05:57:20">
            <text:p>2026-03-15T05:57:20</text:p>
          </table:table-cell>
          <table:table-cell office:value-type="string" office:string-value="City / Region / Country">
            <text:p>City / Region / Country</text:p>
          </table:table-cell>
          <table:table-cell office:value-type="string" office:string-value="High">
            <text:p>High</text:p>
          </table:table-cell>
          <table:table-cell office:value-type="string" office:string-value="User-stated">
            <text:p>User-stated</text:p>
          </table:table-cell>
        </table:table-row>
        <table:table-row>
          <table:table-cell office:value-type="string" office:string-value="Timezone">
            <text:p>Timezon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e.g. IST, PST">
            <text:p>e.g. IST, PST</text:p>
          </table:table-cell>
          <table:table-cell office:value-type="string" office:string-value="High">
            <text:p>High</text:p>
          </table:table-cell>
          <table:table-cell office:value-type="string" office:string-value="User-stated">
            <text:p>User-stated</text:p>
          </table:table-cell>
        </table:table-row>
        <table:table-row>
          <table:table-cell office:value-type="string" office:string-value="Primary Language">
            <text:p>Primary Languag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igh">
            <text:p>High</text:p>
          </table:table-cell>
          <table:table-cell office:value-type="string" office:string-value="User-stated">
            <text:p>User-stated</text:p>
          </table:table-cell>
        </table:table-row>
        <table:table-row>
          <table:table-cell office:value-type="string" office:string-value="Occupation">
            <text:p>Occupation</text:p>
          </table:table-cell>
          <table:table-cell office:value-type="string" office:string-value="Filmmaker">
            <text:p>Filmmaker</text:p>
          </table:table-cell>
          <table:table-cell office:value-type="string" office:string-value="2026-03-15T05:57:19">
            <text:p>2026-03-15T05:57:19</text:p>
          </table:table-cell>
          <table:table-cell office:value-type="string" office:string-value="">
            <text:p/>
          </table:table-cell>
          <table:table-cell office:value-type="string" office:string-value="High">
            <text:p>High</text:p>
          </table:table-cell>
          <table:table-cell office:value-type="string" office:string-value="User-stated">
            <text:p>User-stated</text:p>
          </table:table-cell>
        </table:table-row>
        <table:table-row>
          <table:table-cell office:value-type="string" office:string-value="Industry">
            <text:p>Industr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igh">
            <text:p>High</text:p>
          </table:table-cell>
          <table:table-cell office:value-type="string" office:string-value="User-stated">
            <text:p>User-stated</text:p>
          </table:table-cell>
        </table:table-row>
        <table:table-row>
          <table:table-cell office:value-type="string" office:string-value="Life Stage">
            <text:p>Life Stag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e.g. early career, student">
            <text:p>e.g. early career, student</text:p>
          </table:table-cell>
          <table:table-cell office:value-type="string" office:string-value="Medium">
            <text:p>Medium</text:p>
          </table:table-cell>
          <table:table-cell office:value-type="string" office:string-value="Agent-inferred">
            <text:p>Agent-inferred</text:p>
          </table:table-cell>
        </table:table-row>
        <table:table-row>
          <table:table-cell office:value-type="string" office:string-value="Communication Style">
            <text:p>Communication Sty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e.g. direct, casual">
            <text:p>e.g. direct, casual</text:p>
          </table:table-cell>
          <table:table-cell office:value-type="string" office:string-value="Medium">
            <text:p>Medium</text:p>
          </table:table-cell>
          <table:table-cell office:value-type="string" office:string-value="Agent-observed">
            <text:p>Agent-observed</text:p>
          </table:table-cell>
        </table:table-row>
        <table:table-row>
          <table:table-cell office:value-type="string" office:string-value="Working Hours">
            <text:p>Working Hour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e.g. 10am–7pm IST">
            <text:p>e.g. 10am–7pm IST</text:p>
          </table:table-cell>
          <table:table-cell office:value-type="string" office:string-value="Medium">
            <text:p>Medium</text:p>
          </table:table-cell>
          <table:table-cell office:value-type="string" office:string-value="User-stated">
            <text:p>User-stated</text:p>
          </table:table-cell>
        </table:table-row>
      </table:table>
      <table:table table:name="🚀 Projects">
        <table:table-row>
          <table:table-cell office:value-type="string" office:string-value="Project">
            <text:p>Project</text:p>
          </table:table-cell>
          <table:table-cell office:value-type="string" office:string-value="Domain">
            <text:p>Domain</text:p>
          </table:table-cell>
          <table:table-cell office:value-type="string" office:string-value="Status">
            <text:p>Status</text:p>
          </table:table-cell>
          <table:table-cell office:value-type="string" office:string-value="Priority">
            <text:p>Priority</text:p>
          </table:table-cell>
          <table:table-cell office:value-type="string" office:string-value="Key Decision Made">
            <text:p>Key Decision Made</text:p>
          </table:table-cell>
          <table:table-cell office:value-type="string" office:string-value="Next Step">
            <text:p>Next Step</text:p>
          </table:table-cell>
          <table:table-cell office:value-type="string" office:string-value="Last Updated">
            <text:p>Last Updated</text:p>
          </table:table-cell>
          <table:table-cell office:value-type="string" office:string-value="Notes">
            <text:p>Notes</text:p>
          </table:table-cell>
          <table:table-cell office:value-type="string" office:string-value="Confidence">
            <text:p>Confidence</text:p>
          </table:table-cell>
          <table:table-cell office:value-type="string" office:string-value="Source">
            <text:p>Source</text:p>
          </table:table-cell>
          <table:table-cell office:value-type="string" office:string-value="Added By">
            <text:p>Added By</text:p>
          </table:table-cell>
        </table:table-row>
        <table:table-row>
          <table:table-cell office:value-type="string" office:string-value="UAM Open Source">
            <text:p>UAM Open Source</text:p>
          </table:table-cell>
          <table:table-cell office:value-type="string" office:string-value="Tech">
            <text:p>Tech</text:p>
          </table:table-cell>
          <table:table-cell office:value-type="string" office:string-value="Active">
            <text:p>Active</text:p>
          </table:table-cell>
          <table:table-cell office:value-type="string" office:string-value="High">
            <text:p>High</text:p>
          </table:table-cell>
          <table:table-cell office:value-type="string" office:string-value="">
            <text:p/>
          </table:table-cell>
          <table:table-cell office:value-type="string" office:string-value="Push to GitHub">
            <text:p>Push to GitHub</text:p>
          </table:table-cell>
          <table:table-cell office:value-type="string" office:string-value="2026-03-15T05:57:21">
            <text:p>2026-03-15T05:57:21</text:p>
          </table:table-cell>
          <table:table-cell office:value-type="string" office:string-value="">
            <text:p/>
          </table:table-cell>
          <table:table-cell office:value-type="string" office:string-value="High">
            <text:p>High</text:p>
          </table:table-cell>
          <table:table-cell office:value-type="string" office:string-value="User-stated">
            <text:p>User-stated</text:p>
          </table:table-cell>
          <table:table-cell office:value-type="string" office:string-value="Claude">
            <text:p>Claude</text:p>
          </table:table-cell>
        </table:table-row>
      </table:table>
      <table:table table:name="🔓 Open Loops">
        <table:table-row>
          <table:table-cell office:value-type="string" office:string-value="Topic">
            <text:p>Topic</text:p>
          </table:table-cell>
          <table:table-cell office:value-type="string" office:string-value="Context / What's Unresolved">
            <text:p>Context / What's Unresolved</text:p>
          </table:table-cell>
          <table:table-cell office:value-type="string" office:string-value="Opened">
            <text:p>Opened</text:p>
          </table:table-cell>
          <table:table-cell office:value-type="string" office:string-value="Priority">
            <text:p>Priority</text:p>
          </table:table-cell>
          <table:table-cell office:value-type="string" office:string-value="Related Project">
            <text:p>Related Project</text:p>
          </table:table-cell>
          <table:table-cell office:value-type="string" office:string-value="Resolved?">
            <text:p>Resolved?</text:p>
          </table:table-cell>
          <table:table-cell office:value-type="string" office:string-value="Resolution">
            <text:p>Resolution</text:p>
          </table:table-cell>
          <table:table-cell office:value-type="string" office:string-value="Confidence">
            <text:p>Confidence</text:p>
          </table:table-cell>
          <table:table-cell office:value-type="string" office:string-value="Source">
            <text:p>Source</text:p>
          </table:table-cell>
          <table:table-cell office:value-type="string" office:string-value="Added By">
            <text:p>Added By</text:p>
          </table:table-cell>
          <table:table-cell office:value-type="string" office:string-value="Last Updated">
            <text:p>Last Updated</text:p>
          </table:table-cell>
        </table:table-row>
        <table:table-row>
          <table:table-cell office:value-type="string" office:string-value="ODS migration">
            <text:p>ODS migration</text:p>
          </table:table-cell>
          <table:table-cell office:value-type="string" office:string-value="Finalised open format decision">
            <text:p>Finalised open format decision</text:p>
          </table:table-cell>
          <table:table-cell office:value-type="string" office:string-value="2026-03-15">
            <text:p>2026-03-15</text:p>
          </table:table-cell>
          <table:table-cell office:value-type="string" office:string-value="High">
            <text:p>High</text:p>
          </table:table-cell>
          <table:table-cell office:value-type="string" office:string-value="UAM Open Source">
            <text:p>UAM Open Source</text:p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  <table:table-cell office:value-type="string" office:string-value="High">
            <text:p>High</text:p>
          </table:table-cell>
          <table:table-cell office:value-type="string" office:string-value="Agent-observed">
            <text:p>Agent-observed</text:p>
          </table:table-cell>
          <table:table-cell office:value-type="string" office:string-value="Claude">
            <text:p>Claude</text:p>
          </table:table-cell>
          <table:table-cell office:value-type="string" office:string-value="2026-03-15T05:57:21">
            <text:p>2026-03-15T05:57:21</text:p>
          </table:table-cell>
        </table:table-row>
      </table:table>
      <table:table table:name="✅ Tasks">
        <table:table-row>
          <table:table-cell office:value-type="string" office:string-value="Task">
            <text:p>Task</text:p>
          </table:table-cell>
          <table:table-cell office:value-type="string" office:string-value="Project">
            <text:p>Project</text:p>
          </table:table-cell>
          <table:table-cell office:value-type="string" office:string-value="Priority">
            <text:p>Priority</text:p>
          </table:table-cell>
          <table:table-cell office:value-type="string" office:string-value="Deadline">
            <text:p>Deadline</text:p>
          </table:table-cell>
          <table:table-cell office:value-type="string" office:string-value="Status">
            <text:p>Status</text:p>
          </table:table-cell>
          <table:table-cell office:value-type="string" office:string-value="Added By">
            <text:p>Added By</text:p>
          </table:table-cell>
          <table:table-cell office:value-type="string" office:string-value="Notes">
            <text:p>Notes</text:p>
          </table:table-cell>
          <table:table-cell office:value-type="string" office:string-value="Confidence">
            <text:p>Confidence</text:p>
          </table:table-cell>
          <table:table-cell office:value-type="string" office:string-value="Source">
            <text:p>Source</text:p>
          </table:table-cell>
          <table:table-cell office:value-type="string" office:string-value="Last Updated">
            <text:p>Last Updated</text:p>
          </table:table-cell>
        </table:table-row>
        <table:table-row>
          <table:table-cell office:value-type="string" office:string-value="Write PROTOCOL v2">
            <text:p>Write PROTOCOL v2</text:p>
          </table:table-cell>
          <table:table-cell office:value-type="string" office:string-value="UAM Open Source">
            <text:p>UAM Open Source</text:p>
          </table:table-cell>
          <table:table-cell office:value-type="string" office:string-value="High">
            <text:p>High</text:p>
          </table:table-cell>
          <table:table-cell office:value-type="string" office:string-value="">
            <text:p/>
          </table:table-cell>
          <table:table-cell office:value-type="string" office:string-value="Pending">
            <text:p>Pending</text:p>
          </table:table-cell>
          <table:table-cell office:value-type="string" office:string-value="Claude">
            <text:p>Claude</text:p>
          </table:table-cell>
          <table:table-cell office:value-type="string" office:string-value="">
            <text:p/>
          </table:table-cell>
          <table:table-cell office:value-type="string" office:string-value="High">
            <text:p>High</text:p>
          </table:table-cell>
          <table:table-cell office:value-type="string" office:string-value="User-stated">
            <text:p>User-stated</text:p>
          </table:table-cell>
          <table:table-cell office:value-type="string" office:string-value="2026-03-15T05:57:22">
            <text:p>2026-03-15T05:57:22</text:p>
          </table:table-cell>
        </table:table-row>
      </table:table>
      <table:table table:name="📅 Session Log">
        <table:table-row>
          <table:table-cell office:value-type="string" office:string-value="Date">
            <text:p>Date</text:p>
          </table:table-cell>
          <table:table-cell office:value-type="string" office:string-value="Topics Discussed">
            <text:p>Topics Discussed</text:p>
          </table:table-cell>
          <table:table-cell office:value-type="string" office:string-value="Decisions Made">
            <text:p>Decisions Made</text:p>
          </table:table-cell>
          <table:table-cell office:value-type="string" office:string-value="New Memory Added">
            <text:p>New Memory Added</text:p>
          </table:table-cell>
          <table:table-cell office:value-type="string" office:string-value="Open Loops Created">
            <text:p>Open Loops Created</text:p>
          </table:table-cell>
          <table:table-cell office:value-type="string" office:string-value="Agent">
            <text:p>Agent</text:p>
          </table:table-cell>
          <table:table-cell office:value-type="string" office:string-value="Notes">
            <text:p>Notes</text:p>
          </table:table-cell>
          <table:table-cell office:value-type="string" office:string-value="Confidence">
            <text:p>Confidence</text:p>
          </table:table-cell>
          <table:table-cell office:value-type="string" office:string-value="Source">
            <text:p>Source</text:p>
          </table:table-cell>
          <table:table-cell office:value-type="string" office:string-value="Added By">
            <text:p>Added By</text:p>
          </table:table-cell>
          <table:table-cell office:value-type="string" office:string-value="Last Updated">
            <text:p>Last Updated</text:p>
          </table:table-cell>
        </table:table-row>
        <table:table-row>
          <table:table-cell office:value-type="string" office:string-value="2026-03-15">
            <text:p>2026-03-15</text:p>
          </table:table-cell>
          <table:table-cell office:value-type="string" office:string-value="UAM bootstrap">
            <text:p>UAM bootstrap</text:p>
          </table:table-cell>
          <table:table-cell office:value-type="string" office:string-value="Memory file created — .ods format (ISO/IEC 26300)">
            <text:p>Memory file created — .ods format (ISO/IEC 26300)</text:p>
          </table:table-cell>
          <table:table-cell office:value-type="string" office:string-value="Identity: Revanth">
            <text:p>Identity: Revanth</text:p>
          </table:table-cell>
          <table:table-cell office:value-type="string" office:string-value="0">
            <text:p>0</text:p>
          </table:table-cell>
          <table:table-cell office:value-type="string" office:string-value="Claude">
            <text:p>Claude</text:p>
          </table:table-cell>
          <table:table-cell office:value-type="string" office:string-value="">
            <text:p/>
          </table:table-cell>
          <table:table-cell office:value-type="string" office:string-value="High">
            <text:p>High</text:p>
          </table:table-cell>
          <table:table-cell office:value-type="string" office:string-value="System">
            <text:p>System</text:p>
          </table:table-cell>
          <table:table-cell office:value-type="string" office:string-value="Claude">
            <text:p>Claude</text:p>
          </table:table-cell>
          <table:table-cell office:value-type="string" office:string-value="2026-03-15T05:57:20">
            <text:p>2026-03-15T05:57:20</text:p>
          </table:table-cell>
        </table:table-row>
        <table:table-row>
          <table:table-cell office:value-type="string" office:string-value="2026-03-15">
            <text:p>2026-03-15</text:p>
          </table:table-cell>
          <table:table-cell office:value-type="string" office:string-value="ODS; LedgerAgent">
            <text:p>ODS; LedgerAgent</text:p>
          </table:table-cell>
          <table:table-cell office:value-type="string" office:string-value="Use .ods; Single writer">
            <text:p>Use .ods; Single writer</text:p>
          </table:table-cell>
          <table:table-cell office:value-type="string" office:string-value="">
            <text:p/>
          </table:table-cell>
          <table:table-cell office:value-type="string" office:string-value="1">
            <text:p>1</text:p>
          </table:table-cell>
          <table:table-cell office:value-type="string" office:string-value="Claude">
            <text:p>Claude</text:p>
          </table:table-cell>
          <table:table-cell office:value-type="string" office:string-value="">
            <text:p/>
          </table:table-cell>
          <table:table-cell office:value-type="string" office:string-value="High">
            <text:p>High</text:p>
          </table:table-cell>
          <table:table-cell office:value-type="string" office:string-value="System">
            <text:p>System</text:p>
          </table:table-cell>
          <table:table-cell office:value-type="string" office:string-value="Claude">
            <text:p>Claude</text:p>
          </table:table-cell>
          <table:table-cell office:value-type="string" office:string-value="2026-03-15T05:57:23">
            <text:p>2026-03-15T05:57:23</text:p>
          </table:table-cell>
        </table:table-row>
      </table:table>
      <table:table table:name="📒 Ledger">
        <table:table-row>
          <table:table-cell office:value-type="string" office:string-value="Timestamp">
            <text:p>Timestamp</text:p>
          </table:table-cell>
          <table:table-cell office:value-type="string" office:string-value="Request ID">
            <text:p>Request ID</text:p>
          </table:table-cell>
          <table:table-cell office:value-type="string" office:string-value="Agent">
            <text:p>Agent</text:p>
          </table:table-cell>
          <table:table-cell office:value-type="string" office:string-value="Sheet">
            <text:p>Sheet</text:p>
          </table:table-cell>
          <table:table-cell office:value-type="string" office:string-value="Operation">
            <text:p>Operation</text:p>
          </table:table-cell>
          <table:table-cell office:value-type="string" office:string-value="Row Identifier">
            <text:p>Row Identifier</text:p>
          </table:table-cell>
          <table:table-cell office:value-type="string" office:string-value="Status">
            <text:p>Status</text:p>
          </table:table-cell>
          <table:table-cell office:value-type="string" office:string-value="Confidence">
            <text:p>Confidence</text:p>
          </table:table-cell>
          <table:table-cell office:value-type="string" office:string-value="Source">
            <text:p>Source</text:p>
          </table:table-cell>
          <table:table-cell office:value-type="string" office:string-value="Signature">
            <text:p>Signature</text:p>
          </table:table-cell>
          <table:table-cell office:value-type="string" office:string-value="Reason / Notes">
            <text:p>Reason / Notes</text:p>
          </table:table-cell>
        </table:table-row>
        <table:table-row>
          <table:table-cell office:value-type="string" office:string-value="2026-03-15T05:57:19.412561">
            <text:p>2026-03-15T05:57:19.412561</text:p>
          </table:table-cell>
          <table:table-cell office:value-type="string" office:string-value="d885f859a920fb88">
            <text:p>d885f859a920fb88</text:p>
          </table:table-cell>
          <table:table-cell office:value-type="string" office:string-value="System">
            <text:p>System</text:p>
          </table:table-cell>
          <table:table-cell office:value-type="string" office:string-value="👤 Identity">
            <text:p>👤 Identity</text:p>
          </table:table-cell>
          <table:table-cell office:value-type="string" office:string-value="update">
            <text:p>update</text:p>
          </table:table-cell>
          <table:table-cell office:value-type="string" office:string-value="Preferred Name">
            <text:p>Preferred Name</text:p>
          </table:table-cell>
          <table:table-cell office:value-type="string" office:string-value="written">
            <text:p>written</text:p>
          </table:table-cell>
          <table:table-cell office:value-type="string" office:string-value="High">
            <text:p>High</text:p>
          </table:table-cell>
          <table:table-cell office:value-type="string" office:string-value="User-stated">
            <text:p>User-stated</text:p>
          </table:table-cell>
          <table:table-cell office:value-type="string" office:string-value="sha256:adb57b6b05c76cc82cce766925a4a4a1">
            <text:p>sha256:adb57b6b05c76cc82cce766925a4a4a1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26-03-15T05:57:19.881131">
            <text:p>2026-03-15T05:57:19.881131</text:p>
          </table:table-cell>
          <table:table-cell office:value-type="string" office:string-value="3f1ce7c766a2fa5a">
            <text:p>3f1ce7c766a2fa5a</text:p>
          </table:table-cell>
          <table:table-cell office:value-type="string" office:string-value="System">
            <text:p>System</text:p>
          </table:table-cell>
          <table:table-cell office:value-type="string" office:string-value="👤 Identity">
            <text:p>👤 Identity</text:p>
          </table:table-cell>
          <table:table-cell office:value-type="string" office:string-value="update">
            <text:p>update</text:p>
          </table:table-cell>
          <table:table-cell office:value-type="string" office:string-value="Occupation">
            <text:p>Occupation</text:p>
          </table:table-cell>
          <table:table-cell office:value-type="string" office:string-value="written">
            <text:p>written</text:p>
          </table:table-cell>
          <table:table-cell office:value-type="string" office:string-value="High">
            <text:p>High</text:p>
          </table:table-cell>
          <table:table-cell office:value-type="string" office:string-value="User-stated">
            <text:p>User-stated</text:p>
          </table:table-cell>
          <table:table-cell office:value-type="string" office:string-value="sha256:b401339362c3f49fbd9164da7988feb4">
            <text:p>sha256:b401339362c3f49fbd9164da7988feb4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26-03-15T05:57:20.375423">
            <text:p>2026-03-15T05:57:20.375423</text:p>
          </table:table-cell>
          <table:table-cell office:value-type="string" office:string-value="02adcb5eac25c148">
            <text:p>02adcb5eac25c148</text:p>
          </table:table-cell>
          <table:table-cell office:value-type="string" office:string-value="System">
            <text:p>System</text:p>
          </table:table-cell>
          <table:table-cell office:value-type="string" office:string-value="👤 Identity">
            <text:p>👤 Identity</text:p>
          </table:table-cell>
          <table:table-cell office:value-type="string" office:string-value="update">
            <text:p>update</text:p>
          </table:table-cell>
          <table:table-cell office:value-type="string" office:string-value="Location">
            <text:p>Location</text:p>
          </table:table-cell>
          <table:table-cell office:value-type="string" office:string-value="written">
            <text:p>written</text:p>
          </table:table-cell>
          <table:table-cell office:value-type="string" office:string-value="High">
            <text:p>High</text:p>
          </table:table-cell>
          <table:table-cell office:value-type="string" office:string-value="User-stated">
            <text:p>User-stated</text:p>
          </table:table-cell>
          <table:table-cell office:value-type="string" office:string-value="sha256:c427d75d44bca5374ac7dddebf724a8b">
            <text:p>sha256:c427d75d44bca5374ac7dddebf724a8b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26-03-15T05:57:20.882250">
            <text:p>2026-03-15T05:57:20.882250</text:p>
          </table:table-cell>
          <table:table-cell office:value-type="string" office:string-value="34a5853fe362958c">
            <text:p>34a5853fe362958c</text:p>
          </table:table-cell>
          <table:table-cell office:value-type="string" office:string-value="Claude">
            <text:p>Claude</text:p>
          </table:table-cell>
          <table:table-cell office:value-type="string" office:string-value="📅 Session Log">
            <text:p>📅 Session Log</text:p>
          </table:table-cell>
          <table:table-cell office:value-type="string" office:string-value="add">
            <text:p>add</text:p>
          </table:table-cell>
          <table:table-cell office:value-type="string" office:string-value="">
            <text:p/>
          </table:table-cell>
          <table:table-cell office:value-type="string" office:string-value="written">
            <text:p>written</text:p>
          </table:table-cell>
          <table:table-cell office:value-type="string" office:string-value="High">
            <text:p>High</text:p>
          </table:table-cell>
          <table:table-cell office:value-type="string" office:string-value="System">
            <text:p>System</text:p>
          </table:table-cell>
          <table:table-cell office:value-type="string" office:string-value="sha256:176785425f3f840c82281f386305e6a3">
            <text:p>sha256:176785425f3f840c82281f386305e6a3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26-03-15T05:57:21.383004">
            <text:p>2026-03-15T05:57:21.383004</text:p>
          </table:table-cell>
          <table:table-cell office:value-type="string" office:string-value="be7b77e158294556">
            <text:p>be7b77e158294556</text:p>
          </table:table-cell>
          <table:table-cell office:value-type="string" office:string-value="Claude">
            <text:p>Claude</text:p>
          </table:table-cell>
          <table:table-cell office:value-type="string" office:string-value="🚀 Projects">
            <text:p>🚀 Projects</text:p>
          </table:table-cell>
          <table:table-cell office:value-type="string" office:string-value="add">
            <text:p>add</text:p>
          </table:table-cell>
          <table:table-cell office:value-type="string" office:string-value="">
            <text:p/>
          </table:table-cell>
          <table:table-cell office:value-type="string" office:string-value="written">
            <text:p>written</text:p>
          </table:table-cell>
          <table:table-cell office:value-type="string" office:string-value="High">
            <text:p>High</text:p>
          </table:table-cell>
          <table:table-cell office:value-type="string" office:string-value="User-stated">
            <text:p>User-stated</text:p>
          </table:table-cell>
          <table:table-cell office:value-type="string" office:string-value="sha256:613fcea53c09fca3975fbbc57f98b234">
            <text:p>sha256:613fcea53c09fca3975fbbc57f98b234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26-03-15T05:57:21.980989">
            <text:p>2026-03-15T05:57:21.980989</text:p>
          </table:table-cell>
          <table:table-cell office:value-type="string" office:string-value="841dd2e75d25b9f4">
            <text:p>841dd2e75d25b9f4</text:p>
          </table:table-cell>
          <table:table-cell office:value-type="string" office:string-value="Claude">
            <text:p>Claude</text:p>
          </table:table-cell>
          <table:table-cell office:value-type="string" office:string-value="🔓 Open Loops">
            <text:p>🔓 Open Loops</text:p>
          </table:table-cell>
          <table:table-cell office:value-type="string" office:string-value="add">
            <text:p>add</text:p>
          </table:table-cell>
          <table:table-cell office:value-type="string" office:string-value="">
            <text:p/>
          </table:table-cell>
          <table:table-cell office:value-type="string" office:string-value="written">
            <text:p>written</text:p>
          </table:table-cell>
          <table:table-cell office:value-type="string" office:string-value="High">
            <text:p>High</text:p>
          </table:table-cell>
          <table:table-cell office:value-type="string" office:string-value="Agent-observed">
            <text:p>Agent-observed</text:p>
          </table:table-cell>
          <table:table-cell office:value-type="string" office:string-value="sha256:e8d84d13b5ad2bcca4c8115bc0b91d94">
            <text:p>sha256:e8d84d13b5ad2bcca4c8115bc0b91d94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26-03-15T05:57:22.546801">
            <text:p>2026-03-15T05:57:22.546801</text:p>
          </table:table-cell>
          <table:table-cell office:value-type="string" office:string-value="943845c89900d12e">
            <text:p>943845c89900d12e</text:p>
          </table:table-cell>
          <table:table-cell office:value-type="string" office:string-value="Claude">
            <text:p>Claude</text:p>
          </table:table-cell>
          <table:table-cell office:value-type="string" office:string-value="✅ Tasks">
            <text:p>✅ Tasks</text:p>
          </table:table-cell>
          <table:table-cell office:value-type="string" office:string-value="add">
            <text:p>add</text:p>
          </table:table-cell>
          <table:table-cell office:value-type="string" office:string-value="">
            <text:p/>
          </table:table-cell>
          <table:table-cell office:value-type="string" office:string-value="written">
            <text:p>written</text:p>
          </table:table-cell>
          <table:table-cell office:value-type="string" office:string-value="High">
            <text:p>High</text:p>
          </table:table-cell>
          <table:table-cell office:value-type="string" office:string-value="User-stated">
            <text:p>User-stated</text:p>
          </table:table-cell>
          <table:table-cell office:value-type="string" office:string-value="sha256:20763958b764dd2ffdb1a37864c50638">
            <text:p>sha256:20763958b764dd2ffdb1a37864c50638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26-03-15T05:57:23.180849">
            <text:p>2026-03-15T05:57:23.180849</text:p>
          </table:table-cell>
          <table:table-cell office:value-type="string" office:string-value="bf5fcd996e06572a">
            <text:p>bf5fcd996e06572a</text:p>
          </table:table-cell>
          <table:table-cell office:value-type="string" office:string-value="Claude">
            <text:p>Claude</text:p>
          </table:table-cell>
          <table:table-cell office:value-type="string" office:string-value="📅 Session Log">
            <text:p>📅 Session Log</text:p>
          </table:table-cell>
          <table:table-cell office:value-type="string" office:string-value="add">
            <text:p>add</text:p>
          </table:table-cell>
          <table:table-cell office:value-type="string" office:string-value="">
            <text:p/>
          </table:table-cell>
          <table:table-cell office:value-type="string" office:string-value="written">
            <text:p>written</text:p>
          </table:table-cell>
          <table:table-cell office:value-type="string" office:string-value="High">
            <text:p>High</text:p>
          </table:table-cell>
          <table:table-cell office:value-type="string" office:string-value="System">
            <text:p>System</text:p>
          </table:table-cell>
          <table:table-cell office:value-type="string" office:string-value="sha256:a286b8c1a6b766ed255af5edc988e8b5">
            <text:p>sha256:a286b8c1a6b766ed255af5edc988e8b5</text:p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